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2c001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10.5cm" svg:height="1.9cm" svg:x="5.25cm" svg:y="11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5cm" svg:height="1.9cm" svg:x="5.25cm" svg:y="15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22:54:33.281798494</meta:creation-date>
    <dc:date>2016-11-11T23:01:10.367753323</dc:date>
    <meta:editing-duration>PT1M52S</meta:editing-duration>
    <meta:editing-cycles>2</meta:editing-cycles>
    <meta:generator>LibreOffice/4.2.8.2$Linux_x86 LibreOffice_project/420m0$Build-2</meta:generator>
    <meta:document-statistic meta:object-count="2"/>
  </office:meta>
</office:document-meta>
</file>